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7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3</text:p>
          </table:table-cell>
          <table:table-cell table:style-name="ce15"/>
          <table:table-cell office:value-type="string" calcext:value-type="string">
            <text:p>Intel 64bit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FB32</text:p>
          </table:table-cell>
          <table:table-cell table:style-name="ce15"/>
          <table:table-cell office:value-type="string" calcext:value-type="string">
            <text:p>32bit FreeBSD on VM on dseti3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50890" calcext:value-type="float">
            <text:p>50890</text:p>
          </table:table-cell>
        </table:table-row>
        <table:table-row table:style-name="ro1">
          <table:table-cell table:style-name="ce15" office:value-type="string" calcext:value-type="string">
            <text:p>FB64</text:p>
          </table:table-cell>
          <table:table-cell table:style-name="ce15"/>
          <table:table-cell office:value-type="string" calcext:value-type="string">
            <text:p>64bit FreeBSD on VM on dseti3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8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4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51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7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5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7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4:52:49.694069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4-11T16:13:39.010328969</dc:date>
    <dc:creator>DavidA </dc:creator>
    <meta:editing-duration>PT22H5M11S</meta:editing-duration>
    <meta:editing-cycles>68</meta:editing-cycles>
    <meta:generator>LibreOffice/6.0.7.3$Linux_X86_64 LibreOffice_project/00m0$Build-3</meta:generator>
    <meta:document-statistic meta:table-count="1" meta:cell-count="345" meta:object-count="0"/>
  </office:meta>
</office:document-meta>
</file>